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4931in" fo:margin-left="0.0035in" fo:margin-top="0in" fo:margin-bottom="0in" table:align="left" style:writing-mode="lr-tb"/>
    </style:style>
    <style:style style:name="Table1.A" style:family="table-column">
      <style:table-column-properties style:column-width="4.3708in"/>
    </style:style>
    <style:style style:name="Table1.B" style:family="table-column">
      <style:table-column-properties style:column-width="3.1222in"/>
    </style:style>
    <style:style style:name="Table1.1" style:family="table-row">
      <style:table-row-properties style:min-row-height="0.1278in" fo:keep-together="auto"/>
    </style:style>
    <style:style style:name="Table1.A1" style:family="table-cell">
      <style:table-cell-properties fo:padding-left="0.075in" fo:padding-right="0.075in" fo:padding-top="0in" fo:padding-bottom="0in" fo:border-left="0.05pt solid #cccccc" fo:border-right="none" fo:border-top="0.05pt solid #cccccc" fo:border-bottom="0.05pt solid #cccccc" style:writing-mode="lr-tb"/>
    </style:style>
    <style:style style:name="Table1.B1" style:family="table-cell">
      <style:table-cell-properties fo:padding-left="0.075in" fo:padding-right="0.075in" fo:padding-top="0in" fo:padding-bottom="0in" fo:border="0.05pt solid #cccccc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-left="0.05pt solid #cccccc" fo:border-right="none" fo:border-top="none" fo:border-bottom="0.05pt solid #cccccc" style:writing-mode="lr-tb"/>
    </style:style>
    <style:style style:name="Table1.B2" style:family="table-cell">
      <style:table-cell-properties fo:padding-left="0.075in" fo:padding-right="0.075in" fo:padding-top="0in" fo:padding-bottom="0in" fo:border-left="0.05pt solid #cccccc" fo:border-right="0.05pt solid #cccccc" fo:border-top="none" fo:border-bottom="0.05pt solid #cccccc" style:writing-mode="lr-tb"/>
    </style:style>
    <style:style style:name="Table1.3" style:family="table-row">
      <style:table-row-properties style:min-row-height="0.0667in" fo:keep-together="auto"/>
    </style:style>
    <style:style style:name="Table6" style:family="table">
      <style:table-properties style:width="7.4889in" fo:margin-left="0.0035in" fo:margin-top="0in" fo:margin-bottom="0in" table:align="left" style:may-break-between-rows="true" style:writing-mode="lr-tb" table:border-model="collapsing"/>
    </style:style>
    <style:style style:name="Table6.A" style:family="table-column">
      <style:table-column-properties style:column-width="2.7056in"/>
    </style:style>
    <style:style style:name="Table6.C" style:family="table-column">
      <style:table-column-properties style:column-width="2.077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style:min-row-height="0.7931in"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4931in" fo:margin-left="0.0035in" fo:margin-top="0in" fo:margin-bottom="0in" table:align="left" style:writing-mode="lr-tb"/>
    </style:style>
    <style:style style:name="Table2.A" style:family="table-column">
      <style:table-column-properties style:column-width="2.4972in"/>
    </style:style>
    <style:style style:name="Table2.B" style:family="table-column">
      <style:table-column-properties style:column-width="2.49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597in" fo:padding-right="0.0597in" fo:padding-top="0.0201in" fo:padding-bottom="0.0201in" fo:border="none" style:writing-mode="lr-tb"/>
    </style:style>
    <style:style style:name="Table3" style:family="table">
      <style:table-properties style:width="7.4931in" fo:margin-left="0.0035in" fo:margin-top="0in" fo:margin-bottom="0in" table:align="left" style:writing-mode="lr-tb"/>
    </style:style>
    <style:style style:name="Table3.A" style:family="table-column">
      <style:table-column-properties style:column-width="2.4972in"/>
    </style:style>
    <style:style style:name="Table3.B" style:family="table-column">
      <style:table-column-properties style:column-width="2.497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97in" fo:padding-right="0.0597in" fo:padding-top="0.0201in" fo:padding-bottom="0.0201in" fo:border="none" style:writing-mode="lr-tb"/>
    </style:style>
    <style:style style:name="Table4" style:family="table">
      <style:table-properties style:width="7.4903in" fo:margin-left="0.0035in" fo:margin-top="0in" fo:margin-bottom="0in" table:align="left" style:writing-mode="lr-tb"/>
    </style:style>
    <style:style style:name="Table4.A" style:family="table-column">
      <style:table-column-properties style:column-width="2.4958in"/>
    </style:style>
    <style:style style:name="Table4.B" style:family="table-column">
      <style:table-column-properties style:column-width="2.497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597in" fo:padding-right="0.0597in" fo:padding-top="0.0201in" fo:padding-bottom="0.0201in" fo:border="none" style:writing-mode="lr-tb"/>
    </style:style>
    <style:style style:name="Table5" style:family="table">
      <style:table-properties style:width="7.4931in" fo:margin-left="0.0035in" fo:margin-top="0in" fo:margin-bottom="0in" table:align="left" style:writing-mode="lr-tb"/>
    </style:style>
    <style:style style:name="Table5.A" style:family="table-column">
      <style:table-column-properties style:column-width="2.4972in"/>
    </style:style>
    <style:style style:name="Table5.B" style:family="table-column">
      <style:table-column-properties style:column-width="2.4979in"/>
    </style:style>
    <style:style style:name="Table5.1" style:family="table-row">
      <style:table-row-properties style:min-row-height="0.1201in" fo:keep-together="auto"/>
    </style:style>
    <style:style style:name="Table5.A1" style:family="table-cell">
      <style:table-cell-properties fo:padding-left="0.0597in" fo:padding-right="0.0597in" fo:padding-top="0.0201in" fo:padding-bottom="0.0201in" fo:border="none" style:writing-mode="lr-tb"/>
    </style:style>
    <style:style style:name="Table7" style:family="table">
      <style:table-properties style:width="7.4931in" fo:margin-left="0.0035in" fo:margin-top="0in" fo:margin-bottom="0in" table:align="left" style:writing-mode="lr-tb"/>
    </style:style>
    <style:style style:name="Table7.A" style:family="table-column">
      <style:table-column-properties style:column-width="1.9965in"/>
    </style:style>
    <style:style style:name="Table7.B" style:family="table-column">
      <style:table-column-properties style:column-width="1.5625in"/>
    </style:style>
    <style:style style:name="Table7.C" style:family="table-column">
      <style:table-column-properties style:column-width="1.8125in"/>
    </style:style>
    <style:style style:name="Table7.D" style:family="table-column">
      <style:table-column-properties style:column-width="2.1215in"/>
    </style:style>
    <style:style style:name="Table7.1" style:family="table-row">
      <style:table-row-properties style:min-row-height="0.0646in" fo:keep-together="auto"/>
    </style:style>
    <style:style style:name="Table7.A1" style:family="table-cell">
      <style:table-cell-properties fo:padding-left="0.075in" fo:padding-right="0.075in" fo:padding-top="0.0382in" fo:padding-bottom="0.0382in" fo:border="none" style:writing-mode="lr-tb"/>
    </style:style>
    <style:style style:name="P1" style:family="paragraph" style:parent-style-name="Heading_20_1">
      <style:paragraph-properties fo:margin-top="0.25in" fo:margin-bottom="0.0555in" style:contextual-spacing="true" fo:line-height="100%" fo:hyphenation-ladder-count="no-limit" fo:hyphenation-keep="auto" loext:hyphenation-keep-type="column"/>
      <style:text-properties fo:font-size="22pt" officeooo:paragraph-rsid="002e7db8" style:font-size-asian="22pt" style:font-size-complex="2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No_20_Spacing">
      <style:paragraph-properties fo:margin-top="0in" fo:margin-bottom="0in" style:contextual-spacing="true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2">
      <style:paragraph-properties fo:margin-top="0.111in" fo:margin-bottom="0.0555in" style:contextual-spacing="true" fo:line-height="100%" fo:hyphenation-ladder-count="no-limit" fo:hyphenation-keep="auto" loext:hyphenation-keep-type="column"/>
      <style:text-properties officeooo:paragraph-rsid="0024032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4032f" style:letter-kerning="true" style:font-name-asian="Aptos3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ist_20_Paragraph" style:list-style-name="WWNum9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4032f" style:letter-kerning="true" style:font-name-asian="Aptos3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1" style:list-style-name="WWNum9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93051" officeooo:paragraph-rsid="00a93051" style:letter-kerning="true" style:font-name-asian="Aptos3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WWNum9">
      <style:paragraph-properties fo:margin-top="0in" fo:margin-bottom="0in" style:contextual-spacing="true" fo:line-height="100%" fo:text-align="start" style:justify-single-word="false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b215d" officeooo:paragraph-rsid="00ab215d" style:letter-kerning="true" style:font-name-asian="Aptos3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 style:list-style-name="WWNum9">
      <style:paragraph-properties fo:margin-top="0in" fo:margin-bottom="0in" style:contextual-spacing="true" fo:line-height="100%" fo:text-align="start" style:justify-single-word="false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c666f" officeooo:paragraph-rsid="00ac666f" style:letter-kerning="true" style:font-name-asian="Aptos3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 style:list-style-name="WWNum10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4032f" style:letter-kerning="true" style:font-name-asian="Aptos3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style:paragraph-properties fo:margin-top="0.111in" fo:margin-bottom="0.0555in" style:contextual-spacing="true" fo:line-height="10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3">
      <style:paragraph-properties fo:margin-top="0.111in" fo:margin-bottom="0.0555in" style:contextual-spacing="true" fo:line-height="100%" fo:text-align="start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2" style:master-page-name="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 style:list-style-name="WWNum2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officeooo:rsid="00460a46" officeooo:paragraph-rsid="00479c7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officeooo:rsid="0039815c" officeooo:paragraph-rsid="003981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orizontal_20_Line">
      <style:text-properties officeooo:paragraph-rsid="00503f34"/>
    </style:style>
    <style:style style:name="P17" style:family="paragraph" style:parent-style-name="Heading_20_3">
      <style:paragraph-properties fo:margin-top="0.111in" fo:margin-bottom="0.0555in" style:contextual-spacing="true" fo:line-height="100%" fo:hyphenation-ladder-count="no-limit" fo:hyphenation-keep="auto" loext:hyphenation-keep-type="column"/>
      <style:text-properties officeooo:paragraph-rsid="008a634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officeooo:rsid="0063ce22" officeooo:paragraph-rsid="0063ce22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 style:list-style-name="WWNum4" style:master-page-name="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Heading_20_3">
      <style:paragraph-properties fo:margin-top="0.111in" fo:margin-bottom="0.0555in" style:contextual-spacing="true" fo:line-height="10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 style:list-style-name="WWNum4" style:master-page-name="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List_20_Paragraph" style:list-style-name="WWNum6" style:master-page-name="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officeooo:paragraph-rsid="006999d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 style:list-style-name="WWNum6" style:master-page-name="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 style:list-style-name="WWNum6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officeooo:paragraph-rsid="007b011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.111in" style:contextual-spacing="true" fo:line-height="100%" fo:keep-together="always" fo:hyphenation-ladder-count="no-limit" fo:hyphenation-keep="auto" loext:hyphenation-keep-type="column"/>
      <style:text-properties officeooo:rsid="00a7e7ba" officeooo:paragraph-rsid="00a7e7b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officeooo:rsid="00b6836d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officeooo:rsid="009c1219" style:font-size-asian="10pt" style:font-size-complex="10pt"/>
    </style:style>
    <style:style style:name="T6" style:family="text">
      <style:text-properties fo:font-size="14pt" officeooo:rsid="0098ea8c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5a90e1" style:font-size-asian="12pt" style:font-size-complex="12pt"/>
    </style:style>
    <style:style style:name="T9" style:family="text">
      <style:text-properties fo:font-size="10pt" officeooo:rsid="007b7dd9" style:font-size-asian="10pt" style:font-size-complex="10pt"/>
    </style:style>
    <style:style style:name="T10" style:family="text">
      <style:text-properties fo:font-size="10pt" officeooo:rsid="00b3aced" style:font-size-asian="10pt" style:font-size-complex="10pt"/>
    </style:style>
    <style:style style:name="T11" style:family="text">
      <style:text-properties fo:font-size="10pt" officeooo:rsid="00469784" style:font-size-asian="10pt" style:font-size-complex="10pt"/>
    </style:style>
    <style:style style:name="T12" style:family="text">
      <style:text-properties fo:font-size="10pt" officeooo:rsid="00478bb9" style:font-size-asian="10pt" style:font-size-complex="10pt"/>
    </style:style>
    <style:style style:name="T13" style:family="text">
      <style:text-properties fo:font-size="10pt" officeooo:rsid="003afd25" style:font-size-asian="10pt" style:font-size-complex="10pt"/>
    </style:style>
    <style:style style:name="T14" style:family="text">
      <style:text-properties fo:font-size="10pt" officeooo:rsid="003b9ae1" style:font-size-asian="10pt" style:font-size-complex="10pt"/>
    </style:style>
    <style:style style:name="T15" style:family="text">
      <style:text-properties fo:font-size="14pt" officeooo:rsid="00503f34" style:font-size-asian="14pt" style:font-size-complex="14pt"/>
    </style:style>
    <style:style style:name="T16" style:family="text">
      <style:text-properties fo:font-size="14pt" officeooo:rsid="00904f03" style:font-size-asian="14pt" style:font-size-complex="14pt"/>
    </style:style>
    <style:style style:name="T17" style:family="text">
      <style:text-properties fo:font-size="12pt" officeooo:rsid="006225b8" style:font-size-asian="12pt" style:font-size-complex="12pt"/>
    </style:style>
    <style:style style:name="T18" style:family="text">
      <style:text-properties fo:font-size="12pt" officeooo:rsid="005f40f2" style:font-size-asian="12pt" style:font-size-complex="12pt"/>
    </style:style>
    <style:style style:name="T19" style:family="text">
      <style:text-properties fo:font-size="12pt" officeooo:rsid="005d1cd2" style:font-size-asian="12pt" style:font-size-complex="12pt"/>
    </style:style>
    <style:style style:name="T20" style:family="text">
      <style:text-properties fo:font-size="12pt" officeooo:rsid="005eafc1" style:font-size-asian="12pt" style:font-size-complex="12pt"/>
    </style:style>
    <style:style style:name="T21" style:family="text">
      <style:text-properties fo:font-size="10pt" officeooo:rsid="006753d8" style:font-size-asian="10pt" style:font-size-complex="10pt"/>
    </style:style>
    <style:style style:name="T22" style:family="text">
      <style:text-properties fo:font-size="10pt" officeooo:rsid="006999d9" style:font-size-asian="10pt" style:font-size-complex="10pt"/>
    </style:style>
    <style:style style:name="T23" style:family="text">
      <style:text-properties fo:font-size="10pt" officeooo:rsid="009f904c" style:font-size-asian="10pt" style:font-size-complex="10pt"/>
    </style:style>
    <style:style style:name="T24" style:family="text">
      <style:text-properties fo:font-size="10pt" officeooo:rsid="0073a43c" style:font-size-asian="10pt" style:font-size-complex="10pt"/>
    </style:style>
    <style:style style:name="T25" style:family="text">
      <style:text-properties fo:font-size="10pt" officeooo:rsid="00722796" style:font-size-asian="10pt" style:font-size-complex="10pt"/>
    </style:style>
    <style:style style:name="T26" style:family="text">
      <style:text-properties fo:font-size="10pt" officeooo:rsid="006db75a" style:font-size-asian="10pt" style:font-size-complex="10pt"/>
    </style:style>
    <style:style style:name="T27" style:family="text">
      <style:text-properties fo:font-size="10pt" officeooo:rsid="00774f1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obin Cavanaugh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1"><text:span text:style-name="T2">GitHub</text:span><text:span text:style-name="T1">: </text:span><text:a xlink:type="simple" xlink:href="https://github.com/TobinCavanaugh" text:style-name="Internet_20_link" text:visited-style-name="Visited_20_Internet_20_Link"><text:span text:style-name="Internet_20_link"><text:span text:style-name="T1">https://github.com/TobinCavanaugh</text:span></text:span></text:a><text:span text:style-name="T1"> </text:span></text:p>
          </table:table-cell>
          <table:table-cell table:style-name="Table1.B1" office:value-type="string">
            <text:p text:style-name="P2"><text:span text:style-name="T2">Email</text:span><text:span text:style-name="T1">: </text:span><text:a xlink:type="simple" xlink:href="mailto:tobincavanaugh@gmail.com" text:style-name="Internet_20_link" text:visited-style-name="Visited_20_Internet_20_Link"><text:span text:style-name="Internet_20_link"><text:span text:style-name="T1">tobincavanaugh@gmail.com</text:span></text:span></text:a></text:p>
          </table:table-cell>
        </table:table-row>
        <table:table-row table:style-name="Table1.2">
          <table:table-cell table:style-name="Table1.A2" office:value-type="string">
            <text:p text:style-name="P2" loext:marker-style-name="T1"><text:span text:style-name="T2">Personal Site</text:span><text:span text:style-name="T1">: </text:span><text:a xlink:type="simple" xlink:href="https://tobincavanaugh.github.io/" text:style-name="Internet_20_link" text:visited-style-name="Visited_20_Internet_20_Link"><text:span text:style-name="Internet_20_link"><text:span text:style-name="T1">https://tobincavanaugh.github.io</text:span></text:span></text:a><text:span text:style-name="T1"> </text:span></text:p>
          </table:table-cell>
          <table:table-cell table:style-name="Table1.B2" office:value-type="string">
            <text:p text:style-name="P2" loext:marker-style-name="T1"><text:span text:style-name="T2">Phone</text:span><text:span text:style-name="T1">: </text:span><text:span text:style-name="T3">+</text:span><text:span text:style-name="T1">1 206 586 5263</text:span></text:p>
          </table:table-cell>
        </table:table-row>
        <table:table-row table:style-name="Table1.3">
          <table:table-cell table:style-name="Table1.A2" office:value-type="string">
            <text:p text:style-name="P2" loext:marker-style-name="T1"><text:span text:style-name="T2">LinkedIn: </text:span><text:span text:style-name="Internet_20_link"><text:span text:style-name="T1">https://www.linkedin.com/in/tobincav/</text:span></text:span></text:p>
          </table:table-cell>
          <table:table-cell table:style-name="Table1.B2" office:value-type="string">
            <text:p text:style-name="P2" loext:marker-style-name="T1"><text:span text:style-name="T1">Seattle, WA 98117 &amp; Bismarck, ND</text:span><text:span text:style-name="T1"/></text:p>
          </table:table-cell>
        </table:table-row>
      </table:table>
      <text:h text:style-name="P3" text:outline-level="2" loext:marker-style-name="T4"><text:span text:style-name="T4">Skills:</text:span></text:h>
      <text:p text:style-name="Horizontal_20_Line"/>
      <table:table table:name="Table6" table:style-name="Table6" table:template-name="Default Style">
        <table:table-column table:style-name="Table6.A" table:number-columns-repeated="2"/>
        <table:table-column table:style-name="Table6.C"/>
        <table:table-row table:style-name="Table6.1">
          <table:table-cell table:style-name="Table6.A1" table:number-columns-spanned="2" office:value-type="string">
            <text:p text:style-name="P4" loext:marker-style-name="T2"><text:span text:style-name="T2">Hard Skills</text:span></text:p>
          </table:table-cell>
          <table:covered-table-cell/>
          <table:table-cell table:style-name="Table6.C1" office:value-type="string">
            <text:p text:style-name="P4" loext:marker-style-name="T2"><text:span text:style-name="T2">Certifications</text:span></text:p>
          </table:table-cell>
        </table:table-row>
        <table:table-row table:style-name="Table6.2">
          <table:table-cell table:style-name="Table6.A2" office:value-type="string">
            <text:list text:style-name="WWNum9">
              <text:list-item>
                <text:p text:style-name="P5" loext:marker-style-name="T1"><text:span text:style-name="T1">C Programming</text:span></text:p>
              </text:list-item>
              <text:list-item>
                <text:p text:style-name="P5" loext:marker-style-name="T1"><text:span text:style-name="T1">Out of the box &amp; critical thinking</text:span></text:p>
              </text:list-item>
              <text:list-item>
                <text:p text:style-name="P5" loext:marker-style-name="T1"><text:span text:style-name="T1">C#, </text:span><text:span text:style-name="T5">C++</text:span><text:span text:style-name="T1">, Rust, Python, Java, JavaScript</text:span></text:p>
              </text:list-item>
              <text:list-item>
                <text:p text:style-name="P5" loext:marker-style-name="T1"><text:span text:style-name="T1">Unity &amp; Raylib game development</text:span></text:p>
              </text:list-item>
            </text:list>
          </table:table-cell>
          <table:table-cell table:style-name="Table6.A2" office:value-type="string">
            <text:list text:continue-numbering="true" text:style-name="WWNum9">
              <text:list-item>
                <text:h text:style-name="P6" text:outline-level="1">Debugging</text:h>
              </text:list-item>
              <text:list-item>
                <text:p text:style-name="P7">Ambitious learner</text:p>
              </text:list-item>
              <text:list-item>
                <text:p text:style-name="P8">Self motivated</text:p>
              </text:list-item>
            </text:list>
          </table:table-cell>
          <table:table-cell table:style-name="Table6.C2" office:value-type="string">
            <text:list text:style-name="WWNum10">
              <text:list-item>
                <text:p text:style-name="P9" loext:marker-style-name="T1"><text:span text:style-name="T1">Unity Developer Certified</text:span></text:p>
              </text:list-item>
            </text:list>
          </table:table-cell>
        </table:table-row>
      </table:table>
      <text:h text:style-name="P10" text:outline-level="2" loext:marker-style-name="T4"><text:span text:style-name="T6">Experience</text:span><text:span text:style-name="T4">:</text:span></text:h>
      <text:p text:style-name="Horizontal_20_Line"/>
      <text:h text:style-name="P11" text:outline-level="3" loext:marker-style-name="T7"><text:span text:style-name="T8">Software Engineer</text:span><text:span text:style-name="T7"> Internship</text:span></text:h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2" loext:marker-style-name="T2"><text:span text:style-name="T2">Electroimpact</text:span><text:span text:style-name="T2"/></text:p>
          </table:table-cell>
          <table:table-cell table:style-name="Table2.A1" office:value-type="string">
            <text:p text:style-name="P12" loext:marker-style-name="T1"><text:span text:style-name="T1">Mukilteo, WA</text:span><text:span text:style-name="T1"/></text:p>
          </table:table-cell>
          <table:table-cell table:style-name="Table2.A1" office:value-type="string">
            <text:p text:style-name="P12" loext:marker-style-name="T1"><text:span text:style-name="T1">Summer 2024 &amp; Summer 2023</text:span><text:span text:style-name="T1"/></text:p>
          </table:table-cell>
        </table:table-row>
      </table:table>
      <text:list text:style-name="WWNum2">
        <text:list-item>
          <text:p text:style-name="P13" loext:marker-style-name="T1"><text:span text:style-name="T1">Engineered a GUI application for precision controlling and measuring with high-end laser trackers. </text:span></text:p>
        </text:list-item>
        <text:list-item>
          <text:p text:style-name="P13" loext:marker-style-name="T1"><text:span text:style-name="T1">Installed a Foundation Reference System (FRS) and performed laser tracker accuracy validation. </text:span><text:span text:style-name="T9">V</text:span><text:span text:style-name="T1">alidated multiple laser trackers for Electroimpact and customers, including Boeing, resulting in saving of ten thousand dollars for a new tracker.</text:span></text:p>
        </text:list-item>
        <text:list-item>
          <text:p text:style-name="P14" loext:marker-style-name="T1"><text:span text:style-name="T1">Acquired training in Metrolog X4 and robotic arm simulation across numerous </text:span><text:span text:style-name="T10">official</text:span><text:span text:style-name="T1"> training sessions. </text:span></text:p>
        </text:list-item>
        <text:list-item>
          <text:p text:style-name="P14" loext:marker-style-name="T1"><text:span text:style-name="T1">Designed robot pathing for safely 3D scanning objects </text:span><text:span text:style-name="T11">using</text:span><text:span text:style-name="T1"> the Creaform Metrascan Black Elite </text:span><text:span text:style-name="T11">mounted on the </text:span><text:span text:style-name="T12">KUKA LBR iiwa robot arm.</text:span></text:p>
        </text:list-item>
        <text:list-item>
          <text:p text:style-name="P15" loext:marker-style-name="T1"><text:span text:style-name="T1">Used </text:span><text:span text:style-name="T13">heavy power tools </text:span><text:span text:style-name="T14">on numerous projects, including drilling stainless steel, concrete, and constructing wood frames.</text:span></text:p>
        </text:list-item>
      </text:list>
      <text:h text:style-name="Heading_20_2" text:outline-level="2"><text:span text:style-name="T15">Personal</text:span><text:span text:style-name="T4"> </text:span><text:span text:style-name="T16">Projects</text:span><text:span text:style-name="T4">:</text:span></text:h>
      <text:p text:style-name="P16"><text:span text:style-name="T14"/></text:p>
      <text:h text:style-name="P17" text:outline-level="3" loext:marker-style-name="T7"><text:span text:style-name="T7">sstr.h –</text:span><text:span text:style-name="T17"> </text:span><text:span text:style-name="T18">“</text:span><text:span text:style-name="T19">Stack Strings” </text:span><text:span text:style-name="T20">C </text:span><text:span text:style-name="T19">library</text:span></text:h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8" loext:marker-style-name="T2"><text:span text:style-name="T2">Programming Library</text:span></text:p>
          </table:table-cell>
          <table:table-cell table:style-name="Table3.A1" office:value-type="string">
            <text:p text:style-name="P12" loext:marker-style-name="T1"><text:span text:style-name="T1">Bismarck, ND &amp; Seattle, WA</text:span><text:span text:style-name="T1"/></text:p>
          </table:table-cell>
          <table:table-cell table:style-name="Table3.A1" office:value-type="string">
            <text:p text:style-name="P12" loext:marker-style-name="T1"><text:span text:style-name="T1">Summer 2024</text:span><text:span text:style-name="T1"/></text:p>
          </table:table-cell>
        </table:table-row>
      </table:table>
      <text:list text:style-name="WWNum4">
        <text:list-item>
          <text:p text:style-name="P19" loext:marker-style-name="T1"><text:span text:style-name="T1">Created sstr.h, a high-performance novel implementation string modification library for C, innovating on C string manipulation.</text:span></text:p>
        </text:list-item>
        <text:list-item>
          <text:p text:style-name="P19" loext:marker-style-name="T1"><text:span text:style-name="T1">Implemented a previously considered impossible concept that improves performance, memory usage, and safety. sstr.h results in 2x faster execution and decreasing the chances of crashes and memory leaks by a factor of ten. </text:span></text:p>
        </text:list-item>
      </text:list>
      <text:h text:style-name="P20" text:outline-level="3" loext:marker-style-name="T7"><text:span text:style-name="T7">Fstr – “</text:span><text:span text:style-name="T17">Fancy Strings” C library</text:span></text:h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18" loext:marker-style-name="T2"><text:span text:style-name="T2">Programming Library</text:span></text:p>
          </table:table-cell>
          <table:table-cell table:style-name="Table4.A1" office:value-type="string">
            <text:p text:style-name="P12" loext:marker-style-name="T1"><text:span text:style-name="T1">Bismarck, ND</text:span><text:span text:style-name="T1"/></text:p>
          </table:table-cell>
          <table:table-cell table:style-name="Table4.A1" office:value-type="string">
            <text:p text:style-name="P12" loext:marker-style-name="T1"><text:span text:style-name="T1">Summer 2024</text:span><text:span text:style-name="T1"/></text:p>
          </table:table-cell>
        </table:table-row>
      </table:table>
      <text:list text:continue-numbering="true" text:style-name="WWNum4">
        <text:list-item>
          <text:p text:style-name="P21" loext:marker-style-name="T1"><text:span text:style-name="T1">Created fstr, a high performance and safe string library for C making use of a novel string architecture. This method invalidates the most common programming security exploits responsible for billions of dollars of losses.</text:span></text:p>
        </text:list-item>
        <text:list-item>
          <text:p text:style-name="P21" loext:marker-style-name="T1"><text:span text:style-name="T1">Allowed programmers to use C strings in a safer way, performing complex functionality quickly, conveniently, and without concerns about crashes.</text:span></text:p>
        </text:list-item>
        <text:list-item>
          <text:p text:style-name="P21" loext:marker-style-name="T1"><text:span text:style-name="T1">Wrote more than 64 functions for manipulating and modifying strings, totaling over 1400 lines of tested code.</text:span></text:p>
        </text:list-item>
        <text:list-item>
          <text:p text:style-name="P21" loext:marker-style-name="T1"><text:span text:style-name="T1">Handmade beautiful and functional web documentation, used by many to learn the library.</text:span></text:p>
        </text:list-item>
      </text:list>
      <text:h text:style-name="P20" text:outline-level="3" loext:marker-style-name="T7"><text:span text:style-name="T7">Upon The Wind</text:span><text:span text:style-name="T7"/></text:h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18" loext:marker-style-name="T2"><text:span text:style-name="T2">Video Game</text:span></text:p>
          </table:table-cell>
          <table:table-cell table:style-name="Table5.A1" office:value-type="string">
            <text:p text:style-name="P12" loext:marker-style-name="T1"><text:span text:style-name="T1">Seattle, WA</text:span><text:span text:style-name="T1"/></text:p>
          </table:table-cell>
          <table:table-cell table:style-name="Table5.A1" office:value-type="string">
            <text:p text:style-name="P12" loext:marker-style-name="T1"><text:span text:style-name="T1">Spring 2023</text:span><text:span text:style-name="T1"/></text:p>
          </table:table-cell>
        </table:table-row>
      </table:table>
      <text:list text:style-name="WWNum6">
        <text:list-item>
          <text:p text:style-name="P22" loext:marker-style-name="T1"><text:span text:style-name="T21">Developed </text:span><text:span text:style-name="T22">procedural generation tooling in order to create a</text:span><text:span text:style-name="T1"> fully-fledged game in Unity </text:span><text:span text:style-name="T23">using object oriented programming</text:span><text:span text:style-name="T1">. </text:span></text:p>
        </text:list-item>
        <text:list-item>
          <text:p text:style-name="P23" loext:marker-style-name="T1"><text:span text:style-name="T24">3D modeled and textured 25+ </text:span><text:span text:style-name="T1">aesthetically pleasing art assets and animations using Blender, resulting in a beautiful and highly performant game that stays at a constant 60fps.</text:span></text:p>
        </text:list-item>
        <text:list-item>
          <text:p text:style-name="P24" loext:marker-style-name="T1"><text:span text:style-name="T22">Designed </text:span><text:span text:style-name="T1">a cohesive, Ghibli-like </text:span><text:span text:style-name="T25">art </text:span><text:span text:style-name="T1">style </text:span><text:span text:style-name="T26">and </text:span><text:span text:style-name="T1">nine unique environments </text:span><text:span text:style-name="T27">using the URP render pipeline and post processing library</text:span><text:span text:style-name="T1">.</text:span></text:p>
        </text:list-item>
      </text:list>
      <text:h text:style-name="P20" text:outline-level="3">Education:</text:h>
      <text:p text:style-name="Horizontal_20_Line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2" loext:marker-style-name="T1"><text:span text:style-name="T1">Bachelor of Computer Science</text:span><text:span text:style-name="T1"/></text:p>
          </table:table-cell>
          <table:table-cell table:style-name="Table7.A1" office:value-type="string">
            <text:p text:style-name="P12" loext:marker-style-name="T1"><text:span text:style-name="T1">University Of Mary</text:span><text:span text:style-name="T1"/></text:p>
          </table:table-cell>
          <table:table-cell table:style-name="Table7.A1" office:value-type="string">
            <text:p text:style-name="P12" loext:marker-style-name="T1"><text:span text:style-name="T1">Bismarck, North Dakota</text:span><text:span text:style-name="T1"/></text:p>
          </table:table-cell>
          <table:table-cell table:style-name="Table7.A1" office:value-type="string">
            <text:p text:style-name="P12" loext:marker-style-name="T1"><text:span text:style-name="T1">Expected Graduation: April 2027</text:span><text:span text:style-name="T1"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1" fo:font-size="11pt" fo:language="en" fo:country="US" style:letter-kerning="true" style:font-name-asian="Aptos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ptos1" fo:font-size="11pt" fo:language="en" fo:country="US" style:letter-kerning="true" style:font-name-asian="Aptos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0799in" fo:margin-bottom="0.0201in" style:contextual-spacing="tru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3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01in" fo:margin-bottom="0.0201in" style:contextual-spacing="tru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in" fo:margin-bottom="0.0402in" style:contextual-spacing="false" fo:line-height="0in" fo:keep-together="always" fo:keep-with-next="always"/>
      <style:text-properties fo:color="#0f4761" loext:opacity="100%" fo:font-size="14pt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3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598in" style:contextual-spacing="false" fo:line-height="0in" style:page-number="auto" style:border-line-width-bottom="0.0008in 0.0016in 0.0008in" fo:padding="0in" fo:border-left="none" fo:border-right="none" fo:border-top="none" fo:border-bottom="0.2pt double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3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3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1" fo:font-family="Aptos" style:font-family-generic="roman" style:font-pitch="variable"/>
    </style:style>
    <style:style style:name="ListLabel_20_29" style:display-name="ListLabel 2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Aptos" fo:font-family="Aptos" style:font-pitch="variable"/>
    </style:style>
    <style:style style:name="ListLabel_20_31" style:display-name="ListLabel 31" style:family="text">
      <style:text-properties style:font-name="Aptos1" fo:font-family="Aptos" style:font-family-generic="roman" style:font-pitch="variable"/>
    </style:style>
    <style:style style:name="ListLabel_20_32" style:display-name="ListLabel 3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Aptos" fo:font-family="Aptos" style:font-pitch="variable"/>
    </style:style>
    <style:style style:name="ListLabel_20_34" style:display-name="ListLabel 34" style:family="text">
      <style:text-properties style:font-name="Aptos1" fo:font-family="Aptos" style:font-family-generic="roman" style:font-pitch="variable"/>
    </style:style>
    <style:style style:name="ListLabel_20_35" style:display-name="ListLabel 3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Aptos" fo:font-family="Aptos" style:font-pitch="variable"/>
    </style:style>
    <style:style style:name="ListLabel_20_37" style:display-name="ListLabel 37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8" style:display-name="ListLabel 3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Aptos" fo:font-family="Aptos" style:font-pitch="variable"/>
    </style:style>
    <style:style style:name="ListLabel_20_40" style:display-name="ListLabel 40" style:family="text">
      <style:text-properties style:font-name="Aptos1" fo:font-family="Aptos" style:font-family-generic="roman" style:font-pitch="variable"/>
    </style:style>
    <style:style style:name="ListLabel_20_41" style:display-name="ListLabel 4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Aptos" fo:font-family="Aptos" style:font-pitch="variable"/>
    </style:style>
    <style:style style:name="ListLabel_20_43" style:display-name="ListLabel 43" style:family="text">
      <style:text-properties style:font-name="Aptos1" fo:font-family="Aptos" style:font-family-generic="roman" style:font-pitch="variable"/>
    </style:style>
    <style:style style:name="ListLabel_20_44" style:display-name="ListLabel 4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Aptos" fo:font-family="Aptos" style:font-pitch="variable"/>
    </style:style>
    <style:style style:name="ListLabel_20_46" style:display-name="ListLabel 46" style:family="text">
      <style:text-properties style:font-name="Aptos1" fo:font-family="Aptos" style:font-family-generic="roman" style:font-pitch="variable"/>
    </style:style>
    <style:style style:name="ListLabel_20_47" style:display-name="ListLabel 4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Aptos" fo:font-family="Aptos" style:font-pitch="variable"/>
    </style:style>
    <style:style style:name="ListLabel_20_49" style:display-name="ListLabel 49" style:family="text">
      <style:text-properties style:font-name="Aptos1" fo:font-family="Aptos" style:font-family-generic="roman" style:font-pitch="variable"/>
    </style:style>
    <style:style style:name="ListLabel_20_50" style:display-name="ListLabel 5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Aptos" fo:font-family="Aptos" style:font-pitch="variable"/>
    </style:style>
    <style:style style:name="ListLabel_20_52" style:display-name="ListLabel 52" style:family="text">
      <style:text-properties style:font-name="Aptos1" fo:font-family="Aptos" style:font-family-generic="roman" style:font-pitch="variable"/>
    </style:style>
    <style:style style:name="ListLabel_20_53" style:display-name="ListLabel 5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Aptos" fo:font-family="Aptos" style:font-pitch="variable"/>
    </style:style>
    <style:style style:name="ListLabel_20_55" style:display-name="ListLabel 55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/>
    </style:style>
    <style:style style:name="ListLabel_20_58" style:display-name="ListLabel 58" style:family="text">
      <style:text-properties style:font-name="Aptos1" fo:font-family="Aptos" style:font-family-generic="roman" style:font-pitch="variable"/>
    </style:style>
    <style:style style:name="ListLabel_20_59" style:display-name="ListLabel 5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/>
    </style:style>
    <style:style style:name="ListLabel_20_61" style:display-name="ListLabel 61" style:family="text">
      <style:text-properties style:font-name="Aptos1" fo:font-family="Aptos" style:font-family-generic="roman" style:font-pitch="variable"/>
    </style:style>
    <style:style style:name="ListLabel_20_62" style:display-name="ListLabel 6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/>
    </style:style>
    <style:style style:name="ListLabel_20_64" style:display-name="ListLabel 64" style:family="text">
      <style:text-properties style:font-name="Aptos1" fo:font-family="Aptos" style:font-family-generic="roman" style:font-pitch="variable"/>
    </style:style>
    <style:style style:name="ListLabel_20_65" style:display-name="ListLabel 6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Aptos" fo:font-family="Aptos" style:font-pitch="variable"/>
    </style:style>
    <style:style style:name="ListLabel_20_67" style:display-name="ListLabel 67" style:family="text">
      <style:text-properties style:font-name="Aptos1" fo:font-family="Aptos" style:font-family-generic="roman" style:font-pitch="variable"/>
    </style:style>
    <style:style style:name="ListLabel_20_68" style:display-name="ListLabel 6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Aptos" fo:font-family="Aptos" style:font-pitch="variable"/>
    </style:style>
    <style:style style:name="ListLabel_20_70" style:display-name="ListLabel 70" style:family="text">
      <style:text-properties style:font-name="Aptos1" fo:font-family="Aptos" style:font-family-generic="roman" style:font-pitch="variable"/>
    </style:style>
    <style:style style:name="ListLabel_20_71" style:display-name="ListLabel 7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Aptos" fo:font-family="Aptos" style:font-pitch="variable"/>
    </style:style>
    <style:style style:name="ListLabel_20_73" style:display-name="ListLabel 73" style:family="text">
      <style:text-properties style:font-name="Aptos1" fo:font-family="Aptos" style:font-family-generic="roman" style:font-pitch="variable"/>
    </style:style>
    <style:style style:name="ListLabel_20_74" style:display-name="ListLabel 7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ptos" fo:font-family="Aptos" style:font-pitch="variable"/>
    </style:style>
    <style:style style:name="ListLabel_20_76" style:display-name="ListLabel 76" style:family="text">
      <style:text-properties style:font-name="Aptos1" fo:font-family="Aptos" style:font-family-generic="roman" style:font-pitch="variable"/>
    </style:style>
    <style:style style:name="ListLabel_20_77" style:display-name="ListLabel 7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Aptos" fo:font-family="Aptos" style:font-pitch="variable"/>
    </style:style>
    <style:style style:name="ListLabel_20_79" style:display-name="ListLabel 79" style:family="text">
      <style:text-properties style:font-name="Aptos1" fo:font-family="Aptos" style:font-family-generic="roman" style:font-pitch="variable"/>
    </style:style>
    <style:style style:name="ListLabel_20_80" style:display-name="ListLabel 8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Aptos" fo:font-family="Aptos" style:font-pitch="variable"/>
    </style:style>
    <style:style style:name="ListLabel_20_82" style:display-name="ListLabel 82" style:family="text">
      <style:text-properties style:font-name="Aptos1" fo:font-family="Aptos" style:font-family-generic="roman" style:font-pitch="variable"/>
    </style:style>
    <style:style style:name="ListLabel_20_83" style:display-name="ListLabel 8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Aptos" fo:font-family="Aptos" style:font-pitch="variable"/>
    </style:style>
    <style:style style:name="ListLabel_20_85" style:display-name="ListLabel 85" style:family="text">
      <style:text-properties style:font-name="Aptos1" fo:font-family="Aptos" style:font-family-generic="roman" style:font-pitch="variable"/>
    </style:style>
    <style:style style:name="ListLabel_20_86" style:display-name="ListLabel 8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ptos" fo:font-family="Aptos" style:font-pitch="variable"/>
    </style:style>
    <style:style style:name="ListLabel_20_88" style:display-name="ListLabel 88" style:family="text">
      <style:text-properties style:font-name="Aptos1" fo:font-family="Aptos" style:font-family-generic="roman" style:font-pitch="variable"/>
    </style:style>
    <style:style style:name="ListLabel_20_89" style:display-name="ListLabel 8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Aptos" fo:font-family="Aptos" style:font-pitch="variable"/>
    </style:style>
    <style:style style:name="ListLabel_20_91" style:display-name="ListLabel 91" style:family="text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.1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bin cav.</meta:initial-creator>
    <meta:editing-cycles>86</meta:editing-cycles>
    <meta:print-date>2024-11-15T13:57:27.249000000</meta:print-date>
    <meta:creation-date>2024-06-26T04:30:00</meta:creation-date>
    <dc:date>2025-02-15T16:52:19.473000000</dc:date>
    <meta:editing-duration>P1DT15H20M37S</meta:editing-duration>
    <meta:generator>LibreOffice/24.8.4.2$Windows_X86_64 LibreOffice_project/bb3cfa12c7b1bf994ecc5649a80400d06cd71002</meta:generator>
    <meta:printed-by>PDF files</meta:printed-by>
    <meta:document-statistic meta:table-count="7" meta:image-count="0" meta:object-count="0" meta:page-count="1" meta:paragraph-count="55" meta:word-count="433" meta:character-count="2936" meta:non-whitespace-character-count="2572"/>
    <meta:user-defined meta:name="AppVersion">16.0000</meta:user-defined>
    <meta:template xlink:type="simple" xlink:actuate="onRequest" xlink:title="Normal.dotm" xlink:href=""/>
  </office:meta>
</office:document-meta>
</file>